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152005" officeooo:paragraph-rsid="0000c188" fo:background-color="transparent" style:font-size-asian="12pt" style:font-size-complex="12pt"/>
    </style:style>
    <style:style style:name="P2" style:family="paragraph" style:parent-style-name="Standard">
      <style:text-properties fo:color="#000000" loext:opacity="100%" style:font-name="Liberation Serif" fo:font-size="12pt" fo:font-weight="normal" officeooo:rsid="00152005" officeooo:paragraph-rsid="0000c188" fo:background-color="transparent" style:font-size-asian="12pt" style:font-size-complex="12pt"/>
    </style:style>
    <style:style style:name="P3" style:family="paragraph" style:parent-style-name="Standard">
      <style:text-properties fo:color="#000000" loext:opacity="100%" style:font-name="Liberation Serif" fo:font-size="12pt" fo:font-weight="normal" officeooo:rsid="001ee0f7" officeooo:paragraph-rsid="0000c188" fo:background-color="transparent" style:font-size-asian="12pt" style:font-size-complex="12pt"/>
    </style:style>
    <style:style style:name="P4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00c188" officeooo:paragraph-rsid="0000c188" fo:background-color="transparent" style:font-size-asian="12pt" style:font-size-complex="12pt"/>
    </style:style>
    <style:style style:name="P5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00c188" officeooo:paragraph-rsid="0005817b" fo:background-color="transparent" style:font-size-asian="12pt" style:font-size-complex="12pt"/>
    </style:style>
    <style:style style:name="P6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018e4d" officeooo:paragraph-rsid="00018e4d" fo:background-color="transparent" style:font-size-asian="12pt" style:font-size-complex="12pt"/>
    </style:style>
    <style:style style:name="P7" style:family="paragraph" style:parent-style-name="Standard">
      <style:text-properties officeooo:rsid="001ee0f7" officeooo:paragraph-rsid="0000c188"/>
    </style:style>
    <style:style style:name="P8" style:family="paragraph" style:parent-style-name="Standard">
      <style:text-properties officeooo:rsid="0010eaff" officeooo:paragraph-rsid="0000c188"/>
    </style:style>
    <style:style style:name="P9" style:family="paragraph" style:parent-style-name="Standard">
      <style:text-properties fo:color="#569cd6" loext:opacity="100%" style:font-name="Droid Sans Mono" fo:font-size="7pt" fo:font-weight="normal" officeooo:rsid="000f0c82" officeooo:paragraph-rsid="0000c188" fo:background-color="#1e1e1e" style:font-size-asian="7pt" style:font-size-complex="7pt"/>
    </style:style>
    <style:style style:name="P10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officeooo:rsid="001ee0f7" officeooo:paragraph-rsid="0000c188" fo:background-color="#1e1e1e" style:font-size-asian="7pt" style:font-size-complex="7pt"/>
    </style:style>
    <style:style style:name="P11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12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officeooo:paragraph-rsid="0000c188" fo:background-color="#1e1e1e"/>
    </style:style>
    <style:style style:name="P13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officeooo:paragraph-rsid="0000c188" fo:background-color="#1e1e1e" style:font-size-asian="7pt" style:font-size-complex="7pt"/>
    </style:style>
    <style:style style:name="P14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15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16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officeooo:paragraph-rsid="0009351f" fo:background-color="#1e1e1e"/>
    </style:style>
    <style:style style:name="P17" style:family="paragraph" style:parent-style-name="Standard">
      <style:paragraph-properties style:line-height-at-least="0.503cm"/>
      <style:text-properties fo:font-size="7pt" officeooo:paragraph-rsid="0000c188" style:font-size-asian="7pt" style:font-size-complex="7pt"/>
    </style:style>
    <style:style style:name="P18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officeooo:paragraph-rsid="0000c188" fo:background-color="#1e1e1e" style:font-size-asian="7pt" style:font-size-complex="7pt"/>
    </style:style>
    <style:style style:name="P19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20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officeooo:paragraph-rsid="0000c188" fo:background-color="#1e1e1e"/>
    </style:style>
    <style:style style:name="P21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officeooo:rsid="00152005" officeooo:paragraph-rsid="0000c188" fo:background-color="#1e1e1e" style:font-size-asian="12pt" style:font-size-complex="12pt"/>
    </style:style>
    <style:style style:name="P22" style:family="paragraph" style:parent-style-name="Standard">
      <style:paragraph-properties style:line-height-at-least="0.503cm"/>
    </style:style>
    <style:style style:name="P23" style:family="paragraph" style:parent-style-name="Standard">
      <style:paragraph-properties fo:margin-top="0cm" fo:margin-bottom="0.499cm" style:contextual-spacing="false" style:line-height-at-least="0.503cm"/>
    </style:style>
    <style:style style:name="P24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e1e1e"/>
    </style:style>
    <style:style style:name="P25" style:family="paragraph" style:parent-style-name="Standard">
      <style:text-properties officeooo:rsid="0015135a" officeooo:paragraph-rsid="0000c188"/>
    </style:style>
    <style:style style:name="T1" style:family="text">
      <style:text-properties officeooo:rsid="001ee0f7"/>
    </style:style>
    <style:style style:name="T2" style:family="text">
      <style:text-properties fo:color="#dcdcaa" loext:opacity="100%"/>
    </style:style>
    <style:style style:name="T3" style:family="text">
      <style:text-properties fo:color="#c586c0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000000" loext:opacity="100%" style:font-name="Droid Sans Mono" fo:font-size="12pt" fo:font-weight="normal" officeooo:rsid="000f0c82" fo:background-color="transparent" loext:char-shading-value="0" style:font-size-asian="12pt" style:font-size-complex="12pt"/>
    </style:style>
    <style:style style:name="T9" style:family="text">
      <style:text-properties fo:color="#000000" loext:opacity="100%" style:font-name="Liberation Serif" fo:font-size="12pt" fo:font-weight="normal" fo:background-color="transparent" loext:char-shading-value="0" style:font-size-asian="12pt" style:font-size-complex="12pt"/>
    </style:style>
    <style:style style:name="T10" style:family="text">
      <style:text-properties fo:color="#000000" loext:opacity="100%" style:font-name="Liberation Serif" fo:font-size="12pt" fo:font-weight="normal" officeooo:rsid="00152005" fo:background-color="transparent" loext:char-shading-value="0" style:font-size-asian="12pt" style:font-size-complex="12pt"/>
    </style:style>
    <style:style style:name="T11" style:family="text">
      <style:text-properties fo:color="#000000" loext:opacity="100%" style:font-name="Liberation Serif" fo:font-size="12pt" fo:font-weight="normal" officeooo:rsid="000f0c82" fo:background-color="transparent" loext:char-shading-value="0" style:font-size-asian="12pt" style:font-size-complex="12pt"/>
    </style:style>
    <style:style style:name="T12" style:family="text">
      <style:text-properties fo:color="#808080" loext:opacity="100%"/>
    </style:style>
    <style:style style:name="T13" style:family="text">
      <style:text-properties fo:color="#808080" loext:opacity="100%" style:font-name="Liberation Serif" fo:font-size="12pt" fo:font-weight="normal" officeooo:rsid="00152005" fo:background-color="transparent" loext:char-shading-value="0" style:font-size-asian="12pt" style:font-size-complex="12pt"/>
    </style:style>
    <style:style style:name="T14" style:family="text">
      <style:text-properties fo:color="#808080" loext:opacity="100%" style:font-name="Liberation Serif" fo:font-size="12pt" officeooo:rsid="00152005" fo:background-color="transparent" loext:char-shading-value="0" style:font-size-asian="12pt" style:font-size-complex="12pt"/>
    </style:style>
    <style:style style:name="T15" style:family="text">
      <style:text-properties fo:color="#b5cea8" loext:opacity="100%"/>
    </style:style>
    <style:style style:name="T16" style:family="text">
      <style:text-properties fo:color="#6a9955" loext:opacity="100%"/>
    </style:style>
    <style:style style:name="T17" style:family="text">
      <style:text-properties fo:color="#4fc1ff" loext:opacity="100%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018e4d"/>
    </style:style>
    <style:style style:name="T20" style:family="text">
      <style:text-properties officeooo:rsid="00038e35"/>
    </style:style>
    <style:style style:name="T21" style:family="text">
      <style:text-properties officeooo:rsid="0005817b"/>
    </style:style>
    <style:style style:name="T22" style:family="text">
      <style:text-properties officeooo:rsid="0007312f"/>
    </style:style>
    <style:style style:name="T23" style:family="text">
      <style:text-properties officeooo:rsid="00078fd2"/>
    </style:style>
    <style:style style:name="T24" style:family="text">
      <style:text-properties officeooo:rsid="000935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oici the district</text:p>
      <text:p text:style-name="P7"/>
      <text:p text:style-name="P8"><text:span text:style-name="T1">V</text:span>oici l’appel à ma database dans le fichier : database.php</text:p>
      <text:p text:style-name="P9">&lt;?php</text:p>
      <text:p text:style-name="P13"><text:span text:style-name="T2">session_start</text:span>();</text:p>
      <text:p text:style-name="P13"><text:span text:style-name="T3">require_once</text:span>(<text:span text:style-name="T4">'dao.php'</text:span>);</text:p>
      <text:p text:style-name="P17"/>
      <text:p text:style-name="P13"><text:span text:style-name="T5">$servername</text:span> = <text:span text:style-name="T4">"localhost"</text:span>;</text:p>
      <text:p text:style-name="P13"><text:span text:style-name="T5">$username</text:span> = <text:span text:style-name="T4">"admin"</text:span>;</text:p>
      <text:p text:style-name="P13"><text:span text:style-name="T5">$password</text:span> = <text:span text:style-name="T4">"Afpa1234"</text:span>;</text:p>
      <text:p text:style-name="P13"><text:span text:style-name="T5">$dbname</text:span> = <text:span text:style-name="T4">"thedistrict"</text:span>;</text:p>
      <text:p text:style-name="P17"/>
      <text:p text:style-name="P13"><text:span text:style-name="T3">try</text:span> {</text:p>
      <text:p text:style-name="P13"><text:span text:style-name="T5">$conn</text:span> = <text:span text:style-name="T6">new</text:span> <text:span text:style-name="T7">PDO</text:span>(<text:span text:style-name="T4">"mysql:host=</text:span><text:span text:style-name="T5">$servername</text:span><text:span text:style-name="T4">;dbname=</text:span><text:span text:style-name="T5">$dbname</text:span><text:span text:style-name="T4">"</text:span>, <text:span text:style-name="T5">$username</text:span>, <text:span text:style-name="T5">$password</text:span>);</text:p>
      <text:p text:style-name="P18">// configurer le mode d'erreur PDO pour générer des exceptions</text:p>
      <text:p text:style-name="P13"><text:span text:style-name="T5">$conn</text:span>-&gt;<text:span text:style-name="T2">setAttribute</text:span>(<text:span text:style-name="T7">PDO</text:span>::ATTR_ERRMODE, <text:span text:style-name="T7">PDO</text:span>::ERRMODE_EXCEPTION);</text:p>
      <text:p text:style-name="P13">} <text:span text:style-name="T3">catch</text:span>(<text:span text:style-name="T7">PDOException</text:span> <text:span text:style-name="T5">$e</text:span>) {</text:p>
      <text:p text:style-name="P13"><text:span text:style-name="T2">echo</text:span> <text:span text:style-name="T4">"Erreur de connexion à la base de données: "</text:span> . <text:span text:style-name="T5">$e</text:span>-&gt;<text:span text:style-name="T2">getMessage</text:span>();</text:p>
      <text:p text:style-name="P13">}</text:p>
      <text:p text:style-name="P10">?&gt;</text:p>
      <text:p text:style-name="P10"/>
      <text:p text:style-name="P8">Toutes mes fonctions sont stockées dans un seul ficher nommé dao.php </text:p>
      <text:p text:style-name="P8"/>
      <text:p text:style-name="P7">Voici ma page accueil nommée index.php <text:span text:style-name="T8"><text:s/></text:span><text:span text:style-name="T10">qui me donne </text:span><text:span text:style-name="T9">les 6 catégories les plus populaires de ma base de données  et les 3 plats les plus vendus:</text:span></text:p>
      <text:p text:style-name="P20">&lt;!-- ici ma page accueil --&gt;</text:p>
      <text:p text:style-name="P14"><text:span text:style-name="T12">&lt;</text:span><text:span text:style-name="T6">body</text:span> <text:span text:style-name="T5">style</text:span>=<text:span text:style-name="T4">"background-color: #4A394a;"</text:span><text:span text:style-name="T12">&gt;</text:span></text:p>
      <text:p text:style-name="P19">&lt;!-- Header SANS L'ONGLET DE RECHERCHE --&gt;</text:p>
      <text:p text:style-name="P11">&lt;?php</text:p>
      <text:p text:style-name="P14"><text:span text:style-name="T3">require_once</text:span> (<text:span text:style-name="T4">"php/header.php"</text:span>);</text:p>
      <text:p text:style-name="P14"><text:span text:style-name="T3">require_once</text:span>(<text:span text:style-name="T4">"database.php"</text:span>);</text:p>
      <text:p text:style-name="P14"><text:span text:style-name="T6">?&gt;</text:span></text:p>
      <text:p text:style-name="P22"/>
      <text:p text:style-name="P14"><text:span text:style-name="T12">&lt;</text:span><text:span text:style-name="T6">div</text:span> <text:span text:style-name="T5">class</text:span>=<text:span text:style-name="T4">"parallax"</text:span><text:span text:style-name="T12">&gt;</text:span> </text:p>
      <text:p text:style-name="P22"/>
      <text:p text:style-name="P14"><text:span text:style-name="T12">&lt;</text:span><text:span text:style-name="T6">main</text:span><text:span text:style-name="T12">&gt;</text:span> </text:p>
      <text:p text:style-name="P14"><text:span text:style-name="T12">&lt;</text:span><text:span text:style-name="T6">div</text:span> <text:span text:style-name="T5">class</text:span>=<text:span text:style-name="T4">"container-fluid mt-3 pt-5 card text-center w-75 bg-dark"</text:span> <text:span text:style-name="T12">&gt;</text:span> </text:p>
      <text:p text:style-name="P14"><text:span text:style-name="T12">&lt;</text:span><text:span text:style-name="T6">h1</text:span> <text:span text:style-name="T5">class</text:span>=<text:span text:style-name="T4">""</text:span> <text:span text:style-name="T5">style</text:span>=<text:span text:style-name="T4">"color:EE82EE"</text:span><text:span text:style-name="T12">&gt;</text:span>NOS CATÉGORIES DE PLATS POPULAIRES<text:span text:style-name="T12">&lt;/</text:span><text:span text:style-name="T6">h1</text:span><text:span text:style-name="T12">&gt;</text:span></text:p>
      <text:p text:style-name="P14"><text:span text:style-name="T12">&lt;</text:span><text:span text:style-name="T6">div</text:span> <text:span text:style-name="T5">class</text:span>=<text:span text:style-name="T4">"row "</text:span><text:span text:style-name="T12">&gt;</text:span> </text:p>
      <text:p text:style-name="P11">&lt;?php</text:p>
      <text:p text:style-name="P14"><text:span text:style-name="T5">$categories</text:span> = <text:span text:style-name="T2">get_categories</text:span>(<text:span text:style-name="T5">$conn</text:span>, <text:span text:style-name="T15">3</text:span>);</text:p>
      <text:p text:style-name="P14"><text:span text:style-name="T3">foreach</text:span> (<text:span text:style-name="T5">$categories</text:span> as <text:span text:style-name="T5">$categorie</text:span>) {</text:p>
      <text:p text:style-name="P14"><text:span text:style-name="T2">echo</text:span> <text:span text:style-name="T4">'&lt;div class="col-sm-4 p-3 bg-dark text-white zoomimage"&gt;</text:span></text:p>
      <text:p text:style-name="P24">&lt;div class="img-fluid "&gt;</text:p>
      <text:p text:style-name="P14"><text:span text:style-name="T4">&lt;h2&gt;'</text:span> . <text:span text:style-name="T5">$categorie</text:span>[<text:span text:style-name="T4">'libelle'</text:span>] . <text:span text:style-name="T4">'&lt;/h2&gt;</text:span></text:p>
      <text:p text:style-name="P14"><text:span text:style-name="T4">&lt;a href="plats.php?id='</text:span> . <text:span text:style-name="T5">$categorie</text:span>[<text:span text:style-name="T4">'id'</text:span>] . <text:span text:style-name="T4">'"&gt;</text:span></text:p>
      <text:p text:style-name="P14"><text:span text:style-name="T4">&lt;img class="rounded-circle mx-auto d-block border border border-black-1" src="images_the_district/category/'</text:span> . <text:span text:style-name="T5">$categorie</text:span>[<text:span text:style-name="T4">'image'</text:span>] . <text:span text:style-name="T4">'" alt="'</text:span>.<text:span text:style-name="T5">$category</text:span>[<text:span text:style-name="T4">'libelle'</text:span>].<text:span text:style-name="T4">'"&gt;</text:span></text:p>
      <text:p text:style-name="P24">&lt;/a&gt;</text:p>
      <text:p text:style-name="P24">&lt;/div&gt;</text:p>
      <text:p text:style-name="P14"><text:span text:style-name="T4">&lt;/div&gt;'</text:span>;</text:p>
      <text:p text:style-name="P14"><text:soft-page-break/>}</text:p>
      <text:p text:style-name="P14"><text:span text:style-name="T6">?&gt;</text:span></text:p>
      <text:p text:style-name="P14"><text:span text:style-name="T12">&lt;/</text:span><text:span text:style-name="T6">div</text:span><text:span text:style-name="T12">&gt;</text:span></text:p>
      <text:p text:style-name="P14"><text:span text:style-name="T12">&lt;/</text:span><text:span text:style-name="T6">div</text:span><text:span text:style-name="T12">&gt;</text:span></text:p>
      <text:p text:style-name="P22"/>
      <text:p text:style-name="P19">&lt;!-- ICI LES 3 AUTRES CATÉGORIES DE PLAT SUR LA PAGE ACCUEIL --&gt;</text:p>
      <text:p text:style-name="P14"><text:span text:style-name="T12">&lt;</text:span><text:span text:style-name="T6">div</text:span> <text:span text:style-name="T5">class</text:span>=<text:span text:style-name="T4">"container-fluid mt-3 pt-5 card text-center w-75 bg-secondary "</text:span> <text:span text:style-name="T12">&gt;</text:span> </text:p>
      <text:p text:style-name="P14"><text:span text:style-name="T12">&lt;</text:span><text:span text:style-name="T6">div</text:span> <text:span text:style-name="T5">class</text:span>=<text:span text:style-name="T4">"row "</text:span><text:span text:style-name="T12">&gt;</text:span> </text:p>
      <text:p text:style-name="P11">&lt;?php</text:p>
      <text:p text:style-name="P14"><text:span text:style-name="T5">$categories</text:span> = <text:span text:style-name="T2">get_categories</text:span>(<text:span text:style-name="T5">$conn</text:span>, <text:span text:style-name="T15">3</text:span>, <text:span text:style-name="T15">3</text:span>);</text:p>
      <text:p text:style-name="P14"><text:span text:style-name="T3">foreach</text:span> (<text:span text:style-name="T5">$categories</text:span> as <text:span text:style-name="T5">$categorie</text:span>) {</text:p>
      <text:p text:style-name="P14"><text:span text:style-name="T2">echo</text:span> <text:span text:style-name="T4">'&lt;div class="col-sm-4 p-3 bg-secondary text-white zoomimage"&gt;</text:span></text:p>
      <text:p text:style-name="P24">&lt;div class="img-fluid "&gt;</text:p>
      <text:p text:style-name="P14"><text:span text:style-name="T4">&lt;h2&gt;'</text:span> . <text:span text:style-name="T5">$categorie</text:span>[<text:span text:style-name="T4">'libelle'</text:span>] . <text:span text:style-name="T4">'&lt;/h2&gt;</text:span></text:p>
      <text:p text:style-name="P14"><text:span text:style-name="T4">&lt;a href="plats.php?id='</text:span> . <text:span text:style-name="T5">$categorie</text:span>[<text:span text:style-name="T4">'id'</text:span>] . <text:span text:style-name="T4">'"&gt;</text:span></text:p>
      <text:p text:style-name="P14"><text:span text:style-name="T4">&lt;img class="rounded-circle mx-auto d-block border border border-black-1" src="images_the_district/category/'</text:span> . <text:span text:style-name="T5">$categorie</text:span>[<text:span text:style-name="T4">'image'</text:span>] . <text:span text:style-name="T4">'" alt=""&gt;</text:span></text:p>
      <text:p text:style-name="P24">&lt;/a&gt;</text:p>
      <text:p text:style-name="P24">&lt;/div&gt;</text:p>
      <text:p text:style-name="P14"><text:span text:style-name="T4">&lt;/div&gt;'</text:span>;</text:p>
      <text:p text:style-name="P14">}</text:p>
      <text:p text:style-name="P14"><text:span text:style-name="T6">?&gt;</text:span></text:p>
      <text:p text:style-name="P14"><text:span text:style-name="T12">&lt;/</text:span><text:span text:style-name="T6">div</text:span><text:span text:style-name="T12">&gt;</text:span></text:p>
      <text:p text:style-name="P14"><text:span text:style-name="T12">&lt;/</text:span><text:span text:style-name="T6">div</text:span><text:span text:style-name="T12">&gt;</text:span></text:p>
      <text:p text:style-name="P22"/>
      <text:p text:style-name="P19">&lt;!-- ICI LES 3 PLATS SUR LA PAGE ACCUEIL --&gt;</text:p>
      <text:p text:style-name="P14"><text:span text:style-name="T12">&lt;</text:span><text:span text:style-name="T6">div</text:span> <text:span text:style-name="T5">class</text:span>=<text:span text:style-name="T4">"container-fluid mt-3 pt-5 card text-center w-75 img-fluid bg-dark"</text:span><text:span text:style-name="T12">&gt;</text:span> </text:p>
      <text:p text:style-name="P14"><text:span text:style-name="T12">&lt;</text:span><text:span text:style-name="T6">div</text:span> <text:span text:style-name="T5">class</text:span>=<text:span text:style-name="T4">"row "</text:span><text:span text:style-name="T12">&gt;</text:span></text:p>
      <text:p text:style-name="P14"><text:span text:style-name="T12">&lt;</text:span><text:span text:style-name="T6">h1</text:span> <text:span text:style-name="T5">class</text:span>=<text:span text:style-name="T4">""</text:span> <text:span text:style-name="T5">style</text:span>=<text:span text:style-name="T4">"color:EE82EE"</text:span><text:span text:style-name="T12">&gt;</text:span>LES PLATS LES PLUS VENDUS<text:span text:style-name="T12">&lt;/</text:span><text:span text:style-name="T6">h1</text:span><text:span text:style-name="T12">&gt;</text:span></text:p>
      <text:p text:style-name="P11">&lt;?php</text:p>
      <text:p text:style-name="P14"><text:span text:style-name="T5">$plats</text:span> = <text:span text:style-name="T2">get_best_sellers</text:span>(<text:span text:style-name="T5">$conn</text:span>, <text:span text:style-name="T15">3</text:span>);</text:p>
      <text:p text:style-name="P14"><text:span text:style-name="T3">foreach</text:span> (<text:span text:style-name="T5">$plats</text:span> as <text:span text:style-name="T5">$plat</text:span>) {</text:p>
      <text:p text:style-name="P14"><text:span text:style-name="T2">echo</text:span> <text:span text:style-name="T4">'&lt;div class="col-sm-4 p-3 bg-dark text-white"&gt;</text:span></text:p>
      <text:p text:style-name="P14"><text:span text:style-name="T4">&lt;a href="plats.php?plat_id='</text:span> . <text:span text:style-name="T5">$plat</text:span>[<text:span text:style-name="T4">'id'</text:span>] . <text:span text:style-name="T4">'"&gt;</text:span></text:p>
      <text:p text:style-name="P14"><text:span text:style-name="T4">&lt;img class="rounded-2 mx-auto d-block border border-black-1" src="Mesimages/'</text:span> . <text:span text:style-name="T5">$plat</text:span>[<text:span text:style-name="T4">'image'</text:span>] . <text:span text:style-name="T4">'" width="50%" height="80%" alt=""&gt;</text:span></text:p>
      <text:p text:style-name="P24">&lt;/a&gt;</text:p>
      <text:p text:style-name="P14"><text:span text:style-name="T4">&lt;/div&gt;'</text:span>;</text:p>
      <text:p text:style-name="P14">}</text:p>
      <text:p text:style-name="P14"><text:span text:style-name="T6">?&gt;</text:span></text:p>
      <text:p text:style-name="P14"><text:span text:style-name="T12">&lt;/</text:span><text:span text:style-name="T6">div</text:span><text:span text:style-name="T12">&gt;</text:span></text:p>
      <text:p text:style-name="P14"><text:span text:style-name="T12">&lt;/</text:span><text:span text:style-name="T6">div</text:span><text:span text:style-name="T12">&gt;</text:span></text:p>
      <text:p text:style-name="P22"/>
      <text:p text:style-name="P14"><text:span text:style-name="T12">&lt;/</text:span><text:span text:style-name="T6">main</text:span><text:span text:style-name="T12">&gt;</text:span></text:p>
      <text:p text:style-name="P22"/>
      <text:p text:style-name="P14"><text:span text:style-name="T12">&lt;/</text:span><text:span text:style-name="T6">div</text:span><text:span text:style-name="T12">&gt;</text:span> </text:p>
      <text:p text:style-name="P22"/>
      <text:p text:style-name="P14"><text:span text:style-name="T12">&lt;/</text:span><text:span text:style-name="T6">div</text:span><text:span text:style-name="T12">&gt;</text:span> <text:span text:style-name="T16">&lt;!-- FIN PARALLAX --&gt;</text:span></text:p>
      <text:p text:style-name="P22"/>
      <text:p text:style-name="P19">&lt;!-- ICI MON FOOTER OU PIED DE PAGE AVEC LES LOGOS --&gt;</text:p>
      <text:p text:style-name="P11">&lt;?php</text:p>
      <text:p text:style-name="P14"><text:soft-page-break/><text:span text:style-name="T3">require_once</text:span> (<text:span text:style-name="T4">'php/footer.php'</text:span>);</text:p>
      <text:p text:style-name="P14"><text:span text:style-name="T6">?&gt;</text:span> </text:p>
      <text:p text:style-name="P23"/>
      <text:p text:style-name="P16"><text:line-break/><text:line-break/><text:span text:style-name="T24">Voici ma page plats.php :</text:span><text:line-break/><text:line-break/><text:span text:style-name="T16">&lt;!-- ICI MA PAGE TOUS LES PLATS: Avec tous les plats --&gt;</text:span></text:p>
      <text:p text:style-name="P23"/>
      <text:p text:style-name="P11">&lt;?php</text:p>
      <text:p text:style-name="P22"/>
      <text:p text:style-name="P14"><text:span text:style-name="T3">require_once</text:span> (<text:span text:style-name="T4">"php/header.php"</text:span>);</text:p>
      <text:p text:style-name="P22"/>
      <text:p text:style-name="P14"><text:span text:style-name="T3">require_once</text:span>(<text:span text:style-name="T4">"database.php"</text:span>);</text:p>
      <text:p text:style-name="P22"/>
      <text:p text:style-name="P14"><text:span text:style-name="T5">$idCategorie</text:span> = <text:span text:style-name="T2">isset</text:span>(<text:span text:style-name="T5">$_GET</text:span>[<text:span text:style-name="T4">'id'</text:span>]) ? <text:span text:style-name="T5">$_GET</text:span>[<text:span text:style-name="T4">'id'</text:span>] : <text:span text:style-name="T6">null</text:span>;</text:p>
      <text:p text:style-name="P14"><text:span text:style-name="T5">$platId</text:span> = <text:span text:style-name="T2">isset</text:span>(<text:span text:style-name="T5">$_GET</text:span>[<text:span text:style-name="T4">'plat_id'</text:span>]) ? <text:span text:style-name="T5">$_GET</text:span>[<text:span text:style-name="T4">'plat_id'</text:span>] : <text:span text:style-name="T6">null</text:span>;</text:p>
      <text:p text:style-name="P22"/>
      <text:p text:style-name="P14"><text:span text:style-name="T3">if</text:span> (<text:span text:style-name="T5">$platId</text:span>) {</text:p>
      <text:p text:style-name="P19">// Si un plat spécifique est demandé</text:p>
      <text:p text:style-name="P14"><text:span text:style-name="T5">$plat</text:span> = <text:span text:style-name="T2">getPlatById</text:span>(<text:span text:style-name="T5">$conn</text:span>, <text:span text:style-name="T5">$platId</text:span>);</text:p>
      <text:p text:style-name="P14"><text:span text:style-name="T5">$plats</text:span> = [<text:span text:style-name="T5">$plat</text:span>]; <text:span text:style-name="T16">// Pour réutiliser la boucle plus bas</text:span></text:p>
      <text:p text:style-name="P14">} <text:span text:style-name="T3">else</text:span> {</text:p>
      <text:p text:style-name="P19">// Sinon, récupérer les plats par catégorie</text:p>
      <text:p text:style-name="P14"><text:span text:style-name="T5">$plats</text:span> = <text:span text:style-name="T2">getPlats</text:span>(<text:span text:style-name="T5">$conn</text:span>, <text:span text:style-name="T5">$idCategorie</text:span>);</text:p>
      <text:p text:style-name="P14">}</text:p>
      <text:p text:style-name="P22"/>
      <text:p text:style-name="P14"><text:span text:style-name="T5">$categorie</text:span> = <text:span text:style-name="T2">getCategoryById</text:span>(<text:span text:style-name="T5">$conn</text:span>, <text:span text:style-name="T5">$idCategorie</text:span>);</text:p>
      <text:p text:style-name="P14"><text:span text:style-name="T5">$hideButtons</text:span> = <text:span text:style-name="T2">isset</text:span>(<text:span text:style-name="T5">$_GET</text:span>[<text:span text:style-name="T4">'id'</text:span>]) ? <text:span text:style-name="T6">true</text:span> : <text:span text:style-name="T6">false</text:span>;</text:p>
      <text:p text:style-name="P22"/>
      <text:p text:style-name="P14"><text:span text:style-name="T6">?&gt;</text:span></text:p>
      <text:p text:style-name="P23"/>
      <text:p text:style-name="P19">&lt;!-- ************************************** MON BODY ***************************************************** --&gt;</text:p>
      <text:p text:style-name="P23"/>
      <text:p text:style-name="P14"><text:span text:style-name="T12">&lt;</text:span><text:span text:style-name="T6">main</text:span> <text:span text:style-name="T5">class</text:span>=<text:span text:style-name="T4">"container-fluid mt-3 pt-5"</text:span><text:span text:style-name="T12">&gt;</text:span></text:p>
      <text:p text:style-name="P22"/>
      <text:p text:style-name="P14"><text:span text:style-name="T12">&lt;</text:span><text:span text:style-name="T6">div</text:span> <text:span text:style-name="T5">class</text:span>=<text:span text:style-name="T4">"row justify-content-center"</text:span><text:span text:style-name="T12">&gt;</text:span></text:p>
      <text:p text:style-name="P22"/>
      <text:p text:style-name="P14"><text:span text:style-name="T12">&lt;</text:span><text:span text:style-name="T6">div</text:span> <text:span text:style-name="T5">class</text:span>=<text:span text:style-name="T4">"col-md-8 col-lg-6"</text:span><text:span text:style-name="T12">&gt;</text:span></text:p>
      <text:p text:style-name="P22"/>
      <text:p text:style-name="P14"><text:span text:style-name="T12">&lt;</text:span><text:span text:style-name="T6">h1</text:span> <text:span text:style-name="T5">class</text:span>=<text:span text:style-name="T4">"h5couleurcat text-center"</text:span><text:span text:style-name="T12">&gt;</text:span>LES PLATS: <text:span text:style-name="T6">&lt;?php</text:span> <text:span text:style-name="T2">echo</text:span> <text:span text:style-name="T5">$categorie</text:span>[<text:span text:style-name="T4">'libelle'</text:span>];<text:span text:style-name="T6">?&gt;</text:span><text:span text:style-name="T12">&lt;/</text:span><text:span text:style-name="T6">h1</text:span><text:span text:style-name="T12">&gt;</text:span></text:p>
      <text:p text:style-name="P22"/>
      <text:p text:style-name="P14"><text:span text:style-name="T12">&lt;/</text:span><text:span text:style-name="T6">div</text:span><text:span text:style-name="T12">&gt;</text:span></text:p>
      <text:p text:style-name="P22"/>
      <text:p text:style-name="P14"><text:soft-page-break/><text:span text:style-name="T12">&lt;/</text:span><text:span text:style-name="T6">div</text:span><text:span text:style-name="T12">&gt;</text:span></text:p>
      <text:p text:style-name="P23"/>
      <text:p text:style-name="P19">&lt;!-- CAROUSEL AVEC 12 IMAGES DE TOUTES LES PLATS --&gt;</text:p>
      <text:p text:style-name="P22"/>
      <text:p text:style-name="P14"><text:span text:style-name="T12">&lt;</text:span><text:span text:style-name="T6">div</text:span> <text:span text:style-name="T5">class</text:span>=<text:span text:style-name="T4">"row justify-content-center"</text:span><text:span text:style-name="T12">&gt;</text:span></text:p>
      <text:p text:style-name="P22"/>
      <text:p text:style-name="P14"><text:span text:style-name="T12">&lt;</text:span><text:span text:style-name="T6">div</text:span> <text:span text:style-name="T5">class</text:span>=<text:span text:style-name="T4">"col-md-10 col-lg-8"</text:span><text:span text:style-name="T12">&gt;</text:span></text:p>
      <text:p text:style-name="P22"/>
      <text:p text:style-name="P14"><text:span text:style-name="T12">&lt;</text:span><text:span text:style-name="T6">div</text:span> <text:span text:style-name="T5">id</text:span>=<text:span text:style-name="T4">"carouselExample"</text:span> <text:span text:style-name="T5">class</text:span>=<text:span text:style-name="T4">"carousel slide plats-container"</text:span> <text:span text:style-name="T5">data-bs-ride</text:span>=<text:span text:style-name="T4">"carousel"</text:span><text:span text:style-name="T12">&gt;</text:span></text:p>
      <text:p text:style-name="P22"/>
      <text:p text:style-name="P14"><text:span text:style-name="T12">&lt;</text:span><text:span text:style-name="T6">div</text:span> <text:span text:style-name="T5">class</text:span>=<text:span text:style-name="T4">"carousel-inner"</text:span><text:span text:style-name="T12">&gt;</text:span></text:p>
      <text:p text:style-name="P22"/>
      <text:p text:style-name="P14"><text:span text:style-name="T6">&lt;?php</text:span> <text:span text:style-name="T3">foreach</text:span>(<text:span text:style-name="T5">$plats</text:span> as <text:span text:style-name="T5">$key</text:span> =&gt; <text:span text:style-name="T5">$plat</text:span>) :<text:span text:style-name="T6">?&gt;</text:span></text:p>
      <text:p text:style-name="P22"/>
      <text:p text:style-name="P14"><text:span text:style-name="T6">&lt;?php</text:span> <text:span text:style-name="T3">if</text:span>(<text:span text:style-name="T5">$key</text:span> % <text:span text:style-name="T15">4</text:span> === <text:span text:style-name="T15">0</text:span>) :<text:span text:style-name="T6">?&gt;</text:span></text:p>
      <text:p text:style-name="P22"/>
      <text:p text:style-name="P14"><text:span text:style-name="T12">&lt;</text:span><text:span text:style-name="T6">div</text:span> <text:span text:style-name="T5">class</text:span>=<text:span text:style-name="T4">"carousel-item </text:span><text:span text:style-name="T6">&lt;?php</text:span> <text:span text:style-name="T2">echo</text:span> <text:span text:style-name="T5">$key</text:span> === <text:span text:style-name="T15">0</text:span>? <text:span text:style-name="T4">'active'</text:span> : <text:span text:style-name="T4">''</text:span>;<text:span text:style-name="T6">?&gt;</text:span><text:span text:style-name="T4">"</text:span><text:span text:style-name="T12">&gt;</text:span></text:p>
      <text:p text:style-name="P22"/>
      <text:p text:style-name="P14"><text:span text:style-name="T12">&lt;</text:span><text:span text:style-name="T6">div</text:span> <text:span text:style-name="T5">class</text:span>=<text:span text:style-name="T4">"card-group"</text:span><text:span text:style-name="T12">&gt;</text:span></text:p>
      <text:p text:style-name="P22"/>
      <text:p text:style-name="P14"><text:span text:style-name="T6">&lt;?php</text:span> <text:span text:style-name="T3">endif</text:span>;<text:span text:style-name="T6">?&gt;</text:span></text:p>
      <text:p text:style-name="P23"/>
      <text:p text:style-name="P14"><text:span text:style-name="T12">&lt;</text:span><text:span text:style-name="T6">div</text:span> <text:span text:style-name="T5">class</text:span>=<text:span text:style-name="T4">"col-sm-3 p-3 bg-dark text-white"</text:span><text:span text:style-name="T12">&gt;</text:span></text:p>
      <text:p text:style-name="P22"/>
      <text:p text:style-name="P14"><text:span text:style-name="T12">&lt;</text:span><text:span text:style-name="T6">div</text:span> <text:span text:style-name="T5">class</text:span>=<text:span text:style-name="T4">"d-flex justify-content-center align-items-center"</text:span><text:span text:style-name="T12">&gt;</text:span></text:p>
      <text:p text:style-name="P22"/>
      <text:p text:style-name="P14"><text:span text:style-name="T12">&lt;</text:span><text:span text:style-name="T6">img</text:span> <text:span text:style-name="T5">class</text:span>=<text:span text:style-name="T4">"rounded-circle mw-100 mh-100"</text:span> <text:span text:style-name="T5">src</text:span>=<text:span text:style-name="T4">"Mesimages/</text:span><text:span text:style-name="T6">&lt;?php</text:span> <text:span text:style-name="T2">echo</text:span> <text:span text:style-name="T5">$plat</text:span>[<text:span text:style-name="T4">'image'</text:span>];<text:span text:style-name="T6">?&gt;</text:span><text:span text:style-name="T4">"</text:span> <text:span text:style-name="T5">alt</text:span>=<text:span text:style-name="T4">"..."</text:span><text:span text:style-name="T12">&gt;</text:span></text:p>
      <text:p text:style-name="P22"/>
      <text:p text:style-name="P14"><text:span text:style-name="T12">&lt;/</text:span><text:span text:style-name="T6">div</text:span><text:span text:style-name="T12">&gt;</text:span></text:p>
      <text:p text:style-name="P22"/>
      <text:p text:style-name="P14"><text:span text:style-name="T12">&lt;</text:span><text:span text:style-name="T6">div</text:span> <text:span text:style-name="T5">class</text:span>=<text:span text:style-name="T4">"card-body"</text:span><text:span text:style-name="T12">&gt;</text:span></text:p>
      <text:p text:style-name="P22"/>
      <text:p text:style-name="P14"><text:span text:style-name="T12">&lt;</text:span><text:span text:style-name="T6">h5</text:span> <text:span text:style-name="T5">class</text:span>=<text:span text:style-name="T4">"card-title tailletitreplat"</text:span><text:span text:style-name="T12">&gt;</text:span><text:span text:style-name="T6">&lt;?php</text:span> <text:span text:style-name="T2">echo</text:span> <text:span text:style-name="T5">$plat</text:span>[<text:span text:style-name="T4">'libelle'</text:span>];<text:span text:style-name="T6">?&gt;</text:span><text:span text:style-name="T12">&lt;/</text:span><text:span text:style-name="T6">h5</text:span><text:span text:style-name="T12">&gt;</text:span></text:p>
      <text:p text:style-name="P22"/>
      <text:p text:style-name="P14"><text:span text:style-name="T12">&lt;</text:span><text:span text:style-name="T6">p</text:span> <text:span text:style-name="T5">class</text:span>=<text:span text:style-name="T4">"card-text tailledescriplat"</text:span><text:span text:style-name="T12">&gt;</text:span><text:span text:style-name="T6">&lt;?php</text:span> <text:span text:style-name="T2">echo</text:span> <text:span text:style-name="T5">$plat</text:span>[<text:span text:style-name="T4">'description'</text:span>];<text:span text:style-name="T6">?&gt;</text:span><text:span text:style-name="T12">&lt;/</text:span><text:span text:style-name="T6">p</text:span><text:span text:style-name="T12">&gt;</text:span></text:p>
      <text:p text:style-name="P22"/>
      <text:p text:style-name="P14"><text:span text:style-name="T12">&lt;</text:span><text:span text:style-name="T6">p</text:span> <text:span text:style-name="T5">class</text:span>=<text:span text:style-name="T4">"card-text tailledescriplat"</text:span><text:span text:style-name="T12">&gt;</text:span>Prix : <text:span text:style-name="T6">&lt;?php</text:span> <text:span text:style-name="T2">echo</text:span> <text:span text:style-name="T5">$plat</text:span>[<text:span text:style-name="T4">'prix'</text:span>];<text:span text:style-name="T6">?&gt;</text:span> €<text:span text:style-name="T12">&lt;/</text:span><text:span text:style-name="T6">p</text:span><text:span text:style-name="T12">&gt;</text:span></text:p>
      <text:p text:style-name="P22"/>
      <text:p text:style-name="P14"><text:span text:style-name="T12">&lt;</text:span><text:span text:style-name="T6">a</text:span> <text:span text:style-name="T5">href</text:span>=<text:span text:style-name="T4">"commande.php?id=</text:span><text:span text:style-name="T6">&lt;?php</text:span> <text:span text:style-name="T2">echo</text:span> <text:span text:style-name="T5">$plat</text:span>[<text:span text:style-name="T4">'id'</text:span>];<text:span text:style-name="T6">?&gt;</text:span><text:span text:style-name="T4">"</text:span> <text:span text:style-name="T5">class</text:span>=<text:span text:style-name="T4">"btn btn-primary tailletextcommand"</text:span><text:span text:style-name="T12">&gt;</text:span>Commander<text:span text:style-name="T12">&lt;/</text:span><text:span text:style-name="T6">a</text:span><text:span text:style-name="T12">&gt;</text:span></text:p>
      <text:p text:style-name="P22"/>
      <text:p text:style-name="P14"><text:span text:style-name="T12">&lt;/</text:span><text:span text:style-name="T6">div</text:span><text:span text:style-name="T12">&gt;</text:span></text:p>
      <text:p text:style-name="P22"/>
      <text:p text:style-name="P14"><text:span text:style-name="T12">&lt;/</text:span><text:span text:style-name="T6">div</text:span><text:span text:style-name="T12">&gt;</text:span></text:p>
      <text:p text:style-name="P23"/>
      <text:p text:style-name="P14"><text:span text:style-name="T6">&lt;?php</text:span> <text:span text:style-name="T3">if</text:span>((<text:span text:style-name="T5">$key</text:span>+<text:span text:style-name="T15">1</text:span>) % <text:span text:style-name="T15">4</text:span> === <text:span text:style-name="T15">0</text:span> || <text:span text:style-name="T5">$key</text:span> === <text:span text:style-name="T2">count</text:span>(<text:span text:style-name="T5">$plats</text:span>)-<text:span text:style-name="T15">1</text:span>) :<text:span text:style-name="T6">?&gt;</text:span></text:p>
      <text:p text:style-name="P22"><text:soft-page-break/></text:p>
      <text:p text:style-name="P14"><text:span text:style-name="T12">&lt;/</text:span><text:span text:style-name="T6">div</text:span><text:span text:style-name="T12">&gt;</text:span></text:p>
      <text:p text:style-name="P22"/>
      <text:p text:style-name="P14"><text:span text:style-name="T12">&lt;/</text:span><text:span text:style-name="T6">div</text:span><text:span text:style-name="T12">&gt;</text:span></text:p>
      <text:p text:style-name="P22"/>
      <text:p text:style-name="P14"><text:span text:style-name="T6">&lt;?php</text:span> <text:span text:style-name="T3">endif</text:span>;<text:span text:style-name="T6">?&gt;</text:span></text:p>
      <text:p text:style-name="P23"/>
      <text:p text:style-name="P14"><text:span text:style-name="T6">&lt;?php</text:span> <text:span text:style-name="T3">endforeach</text:span>;<text:span text:style-name="T6">?&gt;</text:span></text:p>
      <text:p text:style-name="P22"/>
      <text:p text:style-name="P14"><text:span text:style-name="T12">&lt;/</text:span><text:span text:style-name="T6">div</text:span><text:span text:style-name="T12">&gt;</text:span></text:p>
      <text:p text:style-name="P22"/>
      <text:p text:style-name="P19">&lt;!-- Boutons de carousel: j'y ai intégré du php pour masquer le bouton quand je clique sur une catégorie de plats de la page index.php --&gt;</text:p>
      <text:p text:style-name="P14"><text:span text:style-name="T12">&lt;</text:span><text:span text:style-name="T6">div</text:span> <text:span text:style-name="T5">class</text:span>=<text:span text:style-name="T4">"carousel-controls moncarousselcat"</text:span><text:span text:style-name="T12">&gt;</text:span></text:p>
      <text:p text:style-name="P14"><text:span text:style-name="T12">&lt;</text:span><text:span text:style-name="T6">button</text:span> <text:span text:style-name="T5">class</text:span>=<text:span text:style-name="T4">"carousel-control-prev moncarousselcatprev"</text:span> <text:span text:style-name="T5">id</text:span>=<text:span text:style-name="T4">"carouselcatprec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prev"</text:span><text:span text:style-name="T12">&gt;</text:span></text:p>
      <text:p text:style-name="P14"><text:span text:style-name="T12">&lt;</text:span><text:span text:style-name="T6">span</text:span> <text:span text:style-name="T5">class</text:span>=<text:span text:style-name="T4">"carousel-control-prev-icon"</text:span> <text:span text:style-name="T5">aria-hidden</text:span>=<text:span text:style-name="T4">"true"</text:span><text:span text:style-name="T12">&gt;&lt;/</text:span><text:span text:style-name="T6">span</text:span><text:span text:style-name="T12">&gt;</text:span></text:p>
      <text:p text:style-name="P14"><text:span text:style-name="T6">&lt;?php</text:span> <text:span text:style-name="T3">if</text:span> (!<text:span text:style-name="T5">$hideButtons</text:span>) { <text:span text:style-name="T6">?&gt;</text:span><text:span text:style-name="T12">&lt;</text:span><text:span text:style-name="T6">button</text:span> <text:span text:style-name="T5">class</text:span>=<text:span text:style-name="T4">"btn btn-secondary bg-dark rounded-4 col-sm-1 espacebouton"</text:span> <text:span text:style-name="T5">onclick</text:span>=<text:span text:style-name="T4">"</text:span><text:span text:style-name="T2">precedent</text:span><text:span text:style-name="T4">()"</text:span> <text:span text:style-name="T5">type</text:span>=<text:span text:style-name="T4">"button"</text:span><text:span text:style-name="T12">&gt;</text:span>Précédent<text:span text:style-name="T12">&lt;/</text:span><text:span text:style-name="T6">button</text:span><text:span text:style-name="T12">&gt;</text:span></text:p>
      <text:p text:style-name="P14"><text:span text:style-name="T12">&lt;/</text:span><text:span text:style-name="T6">button</text:span><text:span text:style-name="T12">&gt;</text:span></text:p>
      <text:p text:style-name="P14"><text:span text:style-name="T12">&lt;</text:span><text:span text:style-name="T6">button</text:span> <text:span text:style-name="T5">class</text:span>=<text:span text:style-name="T4">"carousel-control-next"</text:span> <text:span text:style-name="T5">id</text:span>=<text:span text:style-name="T4">"carouselcatsuiv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next"</text:span><text:span text:style-name="T12">&gt;</text:span></text:p>
      <text:p text:style-name="P14"><text:span text:style-name="T12">&lt;</text:span><text:span text:style-name="T6">span</text:span> <text:span text:style-name="T5">class</text:span>=<text:span text:style-name="T4">"carousel-control-next-icon"</text:span> <text:span text:style-name="T5">aria-hidden</text:span>=<text:span text:style-name="T4">"true"</text:span><text:span text:style-name="T12">&gt;&lt;/</text:span><text:span text:style-name="T6">span</text:span><text:span text:style-name="T12">&gt;</text:span></text:p>
      <text:p text:style-name="P14"><text:span text:style-name="T12">&lt;</text:span><text:span text:style-name="T6">button</text:span> <text:span text:style-name="T5">class</text:span>=<text:span text:style-name="T4">"btn btn-secondary bg-dark rounded-4 col-sm-1 espacebouton"</text:span> <text:span text:style-name="T5">onclick</text:span>=<text:span text:style-name="T4">"</text:span><text:span text:style-name="T2">suivant</text:span><text:span text:style-name="T4">()"</text:span> <text:span text:style-name="T5">type</text:span>=<text:span text:style-name="T4">"button"</text:span><text:span text:style-name="T12">&gt;</text:span>Suivant<text:span text:style-name="T12">&lt;/</text:span><text:span text:style-name="T6">button</text:span><text:span text:style-name="T12">&gt;</text:span><text:span text:style-name="T6">&lt;?php</text:span> } <text:span text:style-name="T6">?&gt;</text:span></text:p>
      <text:p text:style-name="P14"><text:span text:style-name="T12">&lt;/</text:span><text:span text:style-name="T6">button</text:span><text:span text:style-name="T12">&gt;</text:span></text:p>
      <text:p text:style-name="P14"><text:span text:style-name="T12">&lt;/</text:span><text:span text:style-name="T6">div</text:span><text:span text:style-name="T12">&gt;</text:span></text:p>
      <text:p text:style-name="P14"><text:span text:style-name="T12">&lt;/</text:span><text:span text:style-name="T6">div</text:span><text:span text:style-name="T12">&gt;</text:span></text:p>
      <text:p text:style-name="P14"><text:span text:style-name="T12">&lt;/</text:span><text:span text:style-name="T6">div</text:span><text:span text:style-name="T12">&gt;</text:span></text:p>
      <text:p text:style-name="P14"><text:span text:style-name="T12">&lt;/</text:span><text:span text:style-name="T6">div</text:span><text:span text:style-name="T12">&gt;</text:span></text:p>
      <text:p text:style-name="P14"><text:span text:style-name="T12">&lt;/</text:span><text:span text:style-name="T6">main</text:span><text:span text:style-name="T12">&gt;</text:span></text:p>
      <text:p text:style-name="P22"/>
      <text:p text:style-name="P19">&lt;!-- ICI MON FOOTER OU PIED DE PAGE AVEC LES LOGOS --&gt;</text:p>
      <text:p text:style-name="P11">&lt;?php</text:p>
      <text:p text:style-name="P14"><text:span text:style-name="T3">require_once</text:span> (<text:span text:style-name="T4">'php/footer.php'</text:span>);<text:span text:style-name="T6">?&gt;</text:span></text:p>
      <text:p text:style-name="P15"><text:line-break/></text:p>
      <text:p text:style-name="P19">&lt;!-- Ce script est fait pour masquer les boutons précédent et suivant quand je clique sur une catégorie de plats de la page index.php --&gt;</text:p>
      <text:p text:style-name="P14"><text:span text:style-name="T12">&lt;</text:span><text:span text:style-name="T6">script</text:span><text:span text:style-name="T12">&gt;</text:span></text:p>
      <text:p text:style-name="P14"><text:span text:style-name="T6">const</text:span> <text:span text:style-name="T17">hideButtons</text:span> = <text:span text:style-name="T6">&lt;?php</text:span> <text:span text:style-name="T2">echo</text:span> <text:span text:style-name="T2">isset</text:span>(<text:span text:style-name="T5">$_GET</text:span>[<text:span text:style-name="T4">'id'</text:span>]) ? <text:span text:style-name="T4">'true'</text:span> : <text:span text:style-name="T4">'false'</text:span>; <text:span text:style-name="T6">?&gt;</text:span>;</text:p>
      <text:p text:style-name="P14"><text:span text:style-name="T3">if</text:span> (<text:span text:style-name="T5">hideButtons</text:span>) {</text:p>
      <text:p text:style-name="P14"><text:span text:style-name="T5">document</text:span>.<text:span text:style-name="T2">querySelector</text:span>(<text:span text:style-name="T4">'.prev'</text:span>).<text:span text:style-name="T5">style</text:span>.<text:span text:style-name="T5">display</text:span> = <text:span text:style-name="T4">'none'</text:span>;</text:p>
      <text:p text:style-name="P14"><text:span text:style-name="T5">document</text:span>.<text:span text:style-name="T2">querySelector</text:span>(<text:span text:style-name="T4">'.next'</text:span>).<text:span text:style-name="T5">style</text:span>.<text:span text:style-name="T5">display</text:span> = <text:span text:style-name="T4">'none'</text:span>;</text:p>
      <text:p text:style-name="P14">}</text:p>
      <text:p text:style-name="P14"><text:span text:style-name="T12">&lt;/</text:span><text:span text:style-name="T6">script</text:span><text:span text:style-name="T12">&gt;</text:span></text:p>
      <text:p text:style-name="P16"><text:line-break/><text:line-break/><text:line-break/><text:soft-page-break/><text:line-break/><text:line-break/><text:line-break/></text:p>
      <text:p text:style-name="P12"/>
      <text:p text:style-name="P14"><text:span text:style-name="T13"/></text:p>
      <text:p text:style-name="P2"/>
      <text:p text:style-name="P25"><text:span text:style-name="T10">V</text:span><text:span text:style-name="T9">oici le contenu de mon DAO : </text:span></text:p>
      <text:p text:style-name="P21">&lt;!-- Ici le DAO: qui regroupe toutes mes fonctions --&gt;</text:p>
      <text:p text:style-name="P23"/>
      <text:p text:style-name="P11">&lt;?php</text:p>
      <text:p text:style-name="P22"/>
      <text:p text:style-name="P19">// Fonction pour récupérer les catégories de la base de données</text:p>
      <text:p text:style-name="P14"><text:span text:style-name="T6">function</text:span> <text:span text:style-name="T2">get_categories</text:span>(<text:span text:style-name="T5">$conn</text:span>, <text:span text:style-name="T5">$limit</text:span> = <text:span text:style-name="T6">null</text:span>, <text:span text:style-name="T5">$offset</text:span> = <text:span text:style-name="T6">null</text:span>) {</text:p>
      <text:p text:style-name="P19">// Requête SQL pour sélectionner toutes les catégories</text:p>
      <text:p text:style-name="P14"><text:span text:style-name="T5">$sql</text:span> = <text:span text:style-name="T4">"</text:span><text:span text:style-name="T6">SELECT</text:span><text:span text:style-name="T4"> </text:span>*<text:span text:style-name="T4"> </text:span><text:span text:style-name="T6">FROM</text:span><text:span text:style-name="T4"> categorie </text:span><text:span text:style-name="T6">where</text:span><text:span text:style-name="T4"> categorie.active </text:span>=<text:span text:style-name="T4"> 'Yes'"</text:span>;</text:p>
      <text:p text:style-name="P19">// Si une limite est spécifiée, l'ajouter à la requête</text:p>
      <text:p text:style-name="P14"><text:span text:style-name="T3">if</text:span> (<text:span text:style-name="T5">$limit</text:span> !== <text:span text:style-name="T6">null</text:span>) {</text:p>
      <text:p text:style-name="P14"><text:span text:style-name="T5">$sql</text:span> .= <text:span text:style-name="T4">" LIMIT </text:span><text:span text:style-name="T5">$limit</text:span><text:span text:style-name="T4">"</text:span>;</text:p>
      <text:p text:style-name="P14">}</text:p>
      <text:p text:style-name="P19">// Si un décalage est spécifié, l'ajouter à la requête</text:p>
      <text:p text:style-name="P14"><text:span text:style-name="T3">if</text:span> (<text:span text:style-name="T5">$offset</text:span> !== <text:span text:style-name="T6">null</text:span>) {</text:p>
      <text:p text:style-name="P14"><text:span text:style-name="T5">$sql</text:span> .= <text:span text:style-name="T4">" OFFSET </text:span><text:span text:style-name="T5">$offset</text:span><text:span text:style-name="T4">"</text:span>;</text:p>
      <text:p text:style-name="P14">}</text:p>
      <text:p text:style-name="P19">// Préparer la requête</text:p>
      <text:p text:style-name="P14"><text:span text:style-name="T5">$stmt</text:span> = <text:span text:style-name="T5">$conn</text:span>-&gt;<text:span text:style-name="T2">prepare</text:span>(<text:span text:style-name="T5">$sql</text:span>);</text:p>
      <text:p text:style-name="P19">// Exécuter la requête</text:p>
      <text:p text:style-name="P14"><text:span text:style-name="T5">$stmt</text:span>-&gt;<text:span text:style-name="T2">execute</text:span>();</text:p>
      <text:p text:style-name="P19">// Récupérer tous les résultats sous forme de tableau associatif</text:p>
      <text:p text:style-name="P14"><text:span text:style-name="T3">return</text:span> <text:span text:style-name="T5">$stmt</text:span>-&gt;<text:span text:style-name="T2">fetchAll</text:span>(<text:span text:style-name="T7">PDO</text:span>::FETCH_ASSOC);</text:p>
      <text:p text:style-name="P14">}</text:p>
      <text:p text:style-name="P22"/>
      <text:p text:style-name="P19">/* ************************************************* */</text:p>
      <text:p text:style-name="P22"/>
      <text:p text:style-name="P19">// Fonction pour récupérer les plats les plus vendus de la base de données</text:p>
      <text:p text:style-name="P14"><text:span text:style-name="T6">function</text:span> <text:span text:style-name="T2">get_best_sellers</text:span>(<text:span text:style-name="T5">$conn</text:span>, <text:span text:style-name="T5">$limit</text:span>) {</text:p>
      <text:p text:style-name="P19">// Requête SQL pour sélectionner les images des plats les plus vendus</text:p>
      <text:p text:style-name="P14"><text:span text:style-name="T5">$sql</text:span> = <text:span text:style-name="T4">"</text:span><text:span text:style-name="T6">SELECT</text:span><text:span text:style-name="T4"> p.image </text:span><text:span text:style-name="T6">FROM</text:span><text:span text:style-name="T4"> plat p </text:span><text:span text:style-name="T6">JOIN</text:span><text:span text:style-name="T4"> commande c </text:span><text:span text:style-name="T6">ON</text:span><text:span text:style-name="T4"> p.id </text:span>=<text:span text:style-name="T4"> c.id_plat </text:span><text:span text:style-name="T6">GROUP BY</text:span><text:span text:style-name="T4"> p.id </text:span><text:span text:style-name="T6">ORDER BY</text:span><text:span text:style-name="T4"> </text:span><text:span text:style-name="T2">COUNT</text:span><text:span text:style-name="T4">(c.id) </text:span><text:span text:style-name="T6">DESC</text:span><text:span text:style-name="T4"> </text:span><text:span text:style-name="T6">LIMIT</text:span><text:span text:style-name="T4"> </text:span><text:span text:style-name="T5">$limit</text:span><text:span text:style-name="T4">"</text:span>;</text:p>
      <text:p text:style-name="P19">// Préparer la requête</text:p>
      <text:p text:style-name="P14"><text:span text:style-name="T5">$stmt</text:span> = <text:span text:style-name="T5">$conn</text:span>-&gt;<text:span text:style-name="T2">prepare</text:span>(<text:span text:style-name="T5">$sql</text:span>);</text:p>
      <text:p text:style-name="P19">// Exécuter la requête</text:p>
      <text:p text:style-name="P14"><text:span text:style-name="T5">$stmt</text:span>-&gt;<text:span text:style-name="T2">execute</text:span>();</text:p>
      <text:p text:style-name="P19">// Récupérer tous les résultats sous forme de tableau associatif</text:p>
      <text:p text:style-name="P14"><text:span text:style-name="T3">return</text:span> <text:span text:style-name="T5">$stmt</text:span>-&gt;<text:span text:style-name="T2">fetchAll</text:span>(<text:span text:style-name="T7">PDO</text:span>::FETCH_ASSOC);</text:p>
      <text:p text:style-name="P14">}</text:p>
      <text:p text:style-name="P22"/>
      <text:p text:style-name="P19">/* ************************************************* */</text:p>
      <text:p text:style-name="P22"/>
      <text:p text:style-name="P14"><text:soft-page-break/><text:span text:style-name="T6">function</text:span> <text:span text:style-name="T2">get_plats_by_categorie</text:span>(<text:span text:style-name="T5">$conn</text:span>, <text:span text:style-name="T5">$categorie_id</text:span>) {</text:p>
      <text:p text:style-name="P14"><text:span text:style-name="T5">$sql</text:span> = <text:span text:style-name="T4">"</text:span><text:span text:style-name="T6">SELECT</text:span><text:span text:style-name="T4"> </text:span>*<text:span text:style-name="T4"> </text:span><text:span text:style-name="T6">FROM</text:span><text:span text:style-name="T4"> plat </text:span><text:span text:style-name="T6">WHERE</text:span><text:span text:style-name="T4"> id_categorie </text:span>=<text:span text:style-name="T4"> :categorie_id"</text:span>;</text:p>
      <text:p text:style-name="P14"><text:span text:style-name="T5">$stmt</text:span> = <text:span text:style-name="T5">$conn</text:span>-&gt;<text:span text:style-name="T2">prepare</text:span>(<text:span text:style-name="T5">$sql</text:span>);</text:p>
      <text:p text:style-name="P14"><text:span text:style-name="T5">$stmt</text:span>-&gt;<text:span text:style-name="T2">bindParam</text:span>(<text:span text:style-name="T4">':categorie_id'</text:span>, <text:span text:style-name="T5">$categorie_id</text:span>);</text:p>
      <text:p text:style-name="P14"><text:span text:style-name="T5">$stmt</text:span>-&gt;<text:span text:style-name="T2">execute</text:span>();</text:p>
      <text:p text:style-name="P14"><text:span text:style-name="T3">return</text:span> <text:span text:style-name="T5">$stmt</text:span>-&gt;<text:span text:style-name="T2">fetchAll</text:span>(<text:span text:style-name="T7">PDO</text:span>::FETCH_ASSOC);</text:p>
      <text:p text:style-name="P14">}</text:p>
      <text:p text:style-name="P15"><text:line-break/></text:p>
      <text:p text:style-name="P19">/* ******************* RECUP LES PLATS: Page plat.php ****************************** */</text:p>
      <text:p text:style-name="P19">// Fonction pour récupérer les plats par catégorie</text:p>
      <text:p text:style-name="P14"><text:span text:style-name="T6">function</text:span> <text:span text:style-name="T2">getPlats</text:span>(<text:span text:style-name="T5">$conn</text:span>, <text:span text:style-name="T5">$idCategorie</text:span> = <text:span text:style-name="T6">null</text:span>) {</text:p>
      <text:p text:style-name="P19">// Récupère les plats de la base de données</text:p>
      <text:p text:style-name="P14"><text:span text:style-name="T5">$sql</text:span> = <text:span text:style-name="T4">"</text:span><text:span text:style-name="T6">SELECT</text:span><text:span text:style-name="T4"> </text:span>*<text:span text:style-name="T4"> </text:span><text:span text:style-name="T6">FROM</text:span><text:span text:style-name="T4"> plat"</text:span>;</text:p>
      <text:p text:style-name="P14"><text:span text:style-name="T3">if</text:span> (<text:span text:style-name="T5">$idCategorie</text:span> !== <text:span text:style-name="T6">null</text:span>) {</text:p>
      <text:p text:style-name="P14"><text:span text:style-name="T5">$sql</text:span> .= <text:span text:style-name="T4">" WHERE id_categorie = :idCategorie"</text:span>;</text:p>
      <text:p text:style-name="P14">}</text:p>
      <text:p text:style-name="P14"><text:span text:style-name="T5">$stmt</text:span> = <text:span text:style-name="T5">$conn</text:span>-&gt;<text:span text:style-name="T2">prepare</text:span>(<text:span text:style-name="T5">$sql</text:span>);</text:p>
      <text:p text:style-name="P14"><text:span text:style-name="T3">if</text:span> (<text:span text:style-name="T5">$idCategorie</text:span> !== <text:span text:style-name="T6">null</text:span>) {</text:p>
      <text:p text:style-name="P14"><text:span text:style-name="T5">$stmt</text:span>-&gt;<text:span text:style-name="T2">bindValue</text:span>(<text:span text:style-name="T4">':idCategorie'</text:span>, <text:span text:style-name="T5">$idCategorie</text:span>, <text:span text:style-name="T7">PDO</text:span>::PARAM_INT);</text:p>
      <text:p text:style-name="P14">}</text:p>
      <text:p text:style-name="P14"><text:span text:style-name="T5">$stmt</text:span>-&gt;<text:span text:style-name="T2">execute</text:span>();</text:p>
      <text:p text:style-name="P14"><text:span text:style-name="T3">return</text:span> <text:span text:style-name="T5">$stmt</text:span>-&gt;<text:span text:style-name="T2">fetchAll</text:span>(<text:span text:style-name="T7">PDO</text:span>::FETCH_ASSOC);</text:p>
      <text:p text:style-name="P14">}</text:p>
      <text:p text:style-name="P15"><text:line-break/></text:p>
      <text:p text:style-name="P19">/* ********************** RECUP LES CATÉGORIES: Page categorie.php *************************** */</text:p>
      <text:p text:style-name="P23"/>
      <text:p text:style-name="P19">// Fonction pour récupérer toutes les catégories de la base de données</text:p>
      <text:p text:style-name="P14"><text:span text:style-name="T6">function</text:span> <text:span text:style-name="T2">getCategories</text:span>(){</text:p>
      <text:p text:style-name="P14"><text:span text:style-name="T6">global</text:span> <text:span text:style-name="T5">$conn</text:span>; <text:span text:style-name="T16">// accès à la base de données globale</text:span></text:p>
      <text:p text:style-name="P14"><text:span text:style-name="T5">$sql</text:span> = <text:span text:style-name="T4">"</text:span><text:span text:style-name="T6">SELECT</text:span><text:span text:style-name="T4"> </text:span>*<text:span text:style-name="T4"> </text:span><text:span text:style-name="T6">FROM</text:span><text:span text:style-name="T4"> categorie"</text:span>;</text:p>
      <text:p text:style-name="P14"><text:span text:style-name="T5">$stmt</text:span> = <text:span text:style-name="T5">$conn</text:span>-&gt;<text:span text:style-name="T2">prepare</text:span>(<text:span text:style-name="T5">$sql</text:span>);</text:p>
      <text:p text:style-name="P14"><text:span text:style-name="T5">$stmt</text:span>-&gt;<text:span text:style-name="T2">execute</text:span>();</text:p>
      <text:p text:style-name="P14"><text:span text:style-name="T3">return</text:span> <text:span text:style-name="T5">$stmt</text:span>-&gt;<text:span text:style-name="T2">fetchAll</text:span>(<text:span text:style-name="T7">PDO</text:span>::FETCH_ASSOC);</text:p>
      <text:p text:style-name="P14">}</text:p>
      <text:p text:style-name="P23"/>
      <text:p text:style-name="P19">// Fonction pour récupérer une catégorie par son ID</text:p>
      <text:p text:style-name="P14"><text:span text:style-name="T6">function</text:span> <text:span text:style-name="T2">getCategoryById</text:span>(<text:span text:style-name="T5">$conn</text:span>, <text:span text:style-name="T5">$idCategorie</text:span>) { <text:span text:style-name="T16">// Connexion entre page categorie.php et page plats.php</text:span></text:p>
      <text:p text:style-name="P19">// Requête SQL pour récupérer les informations de la catégorie sélectionnée</text:p>
      <text:p text:style-name="P14"><text:span text:style-name="T5">$sql</text:span> = <text:span text:style-name="T4">"</text:span><text:span text:style-name="T6">SELECT</text:span><text:span text:style-name="T4"> </text:span>*<text:span text:style-name="T4"> </text:span><text:span text:style-name="T6">FROM</text:span><text:span text:style-name="T4"> categorie </text:span><text:span text:style-name="T6">WHERE</text:span><text:span text:style-name="T4"> id </text:span>=<text:span text:style-name="T4"> :idCategorie"</text:span>;</text:p>
      <text:p text:style-name="P14"><text:span text:style-name="T5">$stmt</text:span> = <text:span text:style-name="T5">$conn</text:span>-&gt;<text:span text:style-name="T2">prepare</text:span>(<text:span text:style-name="T5">$sql</text:span>);</text:p>
      <text:p text:style-name="P14"><text:span text:style-name="T5">$stmt</text:span>-&gt;<text:span text:style-name="T2">bindParam</text:span>(<text:span text:style-name="T4">':idCategorie'</text:span>, <text:span text:style-name="T5">$idCategorie</text:span>);</text:p>
      <text:p text:style-name="P14"><text:span text:style-name="T5">$stmt</text:span>-&gt;<text:span text:style-name="T2">execute</text:span>();</text:p>
      <text:p text:style-name="P14"><text:span text:style-name="T3">return</text:span> <text:span text:style-name="T5">$stmt</text:span>-&gt;<text:span text:style-name="T2">fetch</text:span>(<text:span text:style-name="T7">PDO</text:span>::FETCH_ASSOC);</text:p>
      <text:p text:style-name="P14"><text:soft-page-break/>}</text:p>
      <text:p text:style-name="P23"/>
      <text:p text:style-name="P19">/* POur le bouton commander de ma page plats.php et ma page commande ************************************************* */</text:p>
      <text:p text:style-name="P22"/>
      <text:p text:style-name="P19">// Fonction pour récupérer les informations d'un plat par son ID</text:p>
      <text:p text:style-name="P14"><text:span text:style-name="T6">function</text:span> <text:span text:style-name="T2">getPlatById</text:span>(<text:span text:style-name="T5">$conn</text:span>, <text:span text:style-name="T5">$id</text:span>) {</text:p>
      <text:p text:style-name="P14"><text:span text:style-name="T5">$sql</text:span> = <text:span text:style-name="T4">"</text:span><text:span text:style-name="T6">SELECT</text:span><text:span text:style-name="T4"> </text:span>*<text:span text:style-name="T4"> </text:span><text:span text:style-name="T6">FROM</text:span><text:span text:style-name="T4"> plat </text:span><text:span text:style-name="T6">WHERE</text:span><text:span text:style-name="T4"> id </text:span>=<text:span text:style-name="T4"> :id"</text:span>;</text:p>
      <text:p text:style-name="P14"><text:span text:style-name="T5">$stmt</text:span> = <text:span text:style-name="T5">$conn</text:span>-&gt;<text:span text:style-name="T2">prepare</text:span>(<text:span text:style-name="T5">$sql</text:span>);</text:p>
      <text:p text:style-name="P14"><text:span text:style-name="T5">$stmt</text:span>-&gt;<text:span text:style-name="T2">bindParam</text:span>(<text:span text:style-name="T4">':id'</text:span>, <text:span text:style-name="T5">$id</text:span>, <text:span text:style-name="T7">PDO</text:span>::PARAM_INT);</text:p>
      <text:p text:style-name="P14"><text:span text:style-name="T5">$stmt</text:span>-&gt;<text:span text:style-name="T2">execute</text:span>();</text:p>
      <text:p text:style-name="P14"><text:span text:style-name="T3">return</text:span> <text:span text:style-name="T5">$stmt</text:span>-&gt;<text:span text:style-name="T2">fetch</text:span>(<text:span text:style-name="T7">PDO</text:span>::FETCH_ASSOC);</text:p>
      <text:p text:style-name="P14">}</text:p>
      <text:p text:style-name="P22"/>
      <text:p text:style-name="P19">/* ************************************************* */</text:p>
      <text:p text:style-name="P22"/>
      <text:p text:style-name="P15"><text:line-break/></text:p>
      <text:p text:style-name="P14"><text:span text:style-name="T6">?&gt;</text:span></text:p>
      <text:p text:style-name="P1"/>
      <text:p text:style-name="P1"/>
      <text:p text:style-name="P4"><text:span text:style-name="T18">Dans la partie des 3 plats les plus vendus </text:span>: Travail à faire</text:p>
      <text:p text:style-name="P5"><text:span text:style-name="T19">Question 1 : </text:span><text:span text:style-name="T21">Les 3 plats les plus vendus</text:span> <text:span text:style-name="T21">de la page index.php </text:span><text:span text:style-name="T22">sont </text:span>cliquables. Quand je clique un plat, fais appel à ma base de données, <text:span text:style-name="T24">je ne veux pas que tu me donnes tous les plats de la page plats.php. D</text:span>onnes moi <text:span text:style-name="T22">uniquement </text:span>le plat <text:span text:style-name="T22">cliqué</text:span> <text:s/>(avec le libellé, la description, l’image, le prix et un bouton ‘commander’ comme sur la page plats.php). <text:span text:style-name="T20">La mise en page au clic doit respecter celle de la page plats.php.</text:span> Je veux des pages complètes, un code compréhensible avec des commentaires. Les fonctions sont stockées dans le DAO.php</text:p>
      <text:p text:style-name="P6">Attention, je ne veux pas <text:s/>créer de nouvelles pages <text:span text:style-name="T23">ou casser mes pages</text:span>. Tout se fait entre la page index.php, plat<text:span text:style-name="T24">s</text:span>.php et dao.php</text:p>
      <text:p text:style-name="P6"/>
      <text:p text:style-name="P6"><text:span text:style-name="T20">T</text:span>out en françai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32:54.470037746</meta:creation-date>
    <dc:date>2024-07-26T11:17:54.692717102</dc:date>
    <meta:editing-duration>P3DT22H53M44S</meta:editing-duration>
    <meta:editing-cycles>1</meta:editing-cycles>
    <meta:document-statistic meta:table-count="0" meta:image-count="0" meta:object-count="0" meta:page-count="8" meta:paragraph-count="259" meta:word-count="1336" meta:character-count="10331" meta:non-whitespace-character-count="9234"/>
    <meta:generator>LibreOffice/7.3.7.2$Linux_X86_64 LibreOffice_project/30$Build-2</meta:generator>
  </office:meta>
</office:document-meta>
</file>